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C000000CC8828ADD5A98A474D.png" manifest:media-type="image/png"/>
  <manifest:file-entry manifest:full-path="Pictures/1000020100000200000002009C8C65BDB90B4F12.png" manifest:media-type="image/png"/>
  <manifest:file-entry manifest:full-path="Pictures/10000201000000800000008097B46957D1C65B9A.png" manifest:media-type="image/png"/>
  <manifest:file-entry manifest:full-path="Pictures/100002010000008000000080B7D197F48794B9AB.png" manifest:media-type="image/png"/>
  <manifest:file-entry manifest:full-path="Pictures/100002010000010000000100E735B53320CFF7E3.png" manifest:media-type="image/png"/>
  <manifest:file-entry manifest:full-path="Pictures/100002010000008000000080F709E044D9ECF4FE.png" manifest:media-type="image/png"/>
  <manifest:file-entry manifest:full-path="Pictures/100002010000008000000080ACF3AC47586BC5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49cm"/>
    </style:style>
    <style:style style:name="gr8" style:family="graphic" style:parent-style-name="standard">
      <style:graphic-properties draw:stroke="none" draw:fill="none" fo:min-height="1.4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78cm" svg:height="2.678cm" svg:x="16.737cm" svg:y="25.511cm">
          <draw:image xlink:href="Pictures/10000201000000800000008097B46957D1C65B9A.png" xlink:type="simple" xlink:show="embed" xlink:actuate="onLoad">
            <text:p/>
          </draw:image>
        </draw:frame>
        <draw:frame draw:style-name="gr1" draw:text-style-name="P1" xml:id="id2" draw:id="id2" draw:layer="layout" svg:width="0.889cm" svg:height="0.889cm" svg:x="12.049cm" svg:y="6.869cm">
          <draw:image xlink:href="Pictures/100002010000008000000080B7D197F48794B9AB.png" xlink:type="simple" xlink:show="embed" xlink:actuate="onLoad">
            <text:p/>
          </draw:image>
        </draw:frame>
        <draw:frame draw:style-name="gr1" draw:text-style-name="P1" xml:id="id7" draw:id="id7" draw:layer="layout" svg:width="3.386cm" svg:height="3.386cm" svg:x="1.424cm" svg:y="10.017cm">
          <draw:image xlink:href="Pictures/100002010000008000000080F709E044D9ECF4FE.png" xlink:type="simple" xlink:show="embed" xlink:actuate="onLoad">
            <text:p/>
          </draw:image>
        </draw:frame>
        <draw:frame draw:style-name="gr1" draw:text-style-name="P1" draw:layer="layout" svg:width="2.667cm" svg:height="2.667cm" svg:x="13.192cm" svg:y="25.765cm">
          <draw:image xlink:href="Pictures/100002010000008000000080ACF3AC47586BC5DF.png" xlink:type="simple" xlink:show="embed" xlink:actuate="onLoad">
            <text:p/>
          </draw:image>
        </draw:frame>
        <draw:frame draw:style-name="gr1" draw:text-style-name="P1" xml:id="id6" draw:id="id6" draw:layer="layout" svg:width="2.73cm" svg:height="2.73cm" svg:x="7.795cm" svg:y="14.553cm">
          <draw:image xlink:href="Pictures/10000201000000CC000000CC8828ADD5A98A474D.png" xlink:type="simple" xlink:show="embed" xlink:actuate="onLoad">
            <text:p/>
          </draw:image>
        </draw:frame>
        <draw:frame draw:style-name="gr1" draw:text-style-name="P1" xml:id="id8" draw:id="id8" draw:layer="layout" svg:width="3.386cm" svg:height="3.386cm" svg:x="1.333cm" svg:y="13.37cm">
          <draw:image xlink:href="Pictures/100002010000008000000080F709E044D9ECF4FE.png" xlink:type="simple" xlink:show="embed" xlink:actuate="onLoad">
            <text:p/>
          </draw:image>
        </draw:frame>
        <draw:frame draw:style-name="gr1" draw:text-style-name="P1" xml:id="id9" draw:id="id9" draw:layer="layout" svg:width="3.386cm" svg:height="3.386cm" svg:x="1.297cm" svg:y="16.645cm">
          <draw:image xlink:href="Pictures/100002010000008000000080F709E044D9ECF4FE.png" xlink:type="simple" xlink:show="embed" xlink:actuate="onLoad">
            <text:p/>
          </draw:image>
        </draw:frame>
        <draw:frame draw:style-name="gr1" draw:text-style-name="P1" xml:id="id5" draw:id="id5" draw:layer="layout" svg:width="2.667cm" svg:height="2.667cm" svg:x="13.373cm" svg:y="14.589cm">
          <draw:image xlink:href="Pictures/1000020100000200000002009C8C65BDB90B4F12.png" xlink:type="simple" xlink:show="embed" xlink:actuate="onLoad">
            <text:p/>
          </draw:image>
        </draw:frame>
        <draw:frame draw:style-name="gr2" draw:text-style-name="P2" draw:layer="layout" svg:width="4.405cm" svg:height="0.962cm" svg:x="12.938cm" svg:y="6.842cm">
          <draw:text-box>
            <text:p>TM&amp;TC SAT1</text:p>
          </draw:text-box>
        </draw:frame>
        <draw:frame draw:style-name="gr2" draw:text-style-name="P2" draw:layer="layout" svg:width="4.405cm" svg:height="0.962cm" svg:x="13.994cm" svg:y="7.985cm">
          <draw:text-box>
            <text:p>TM&amp;TC SAT2</text:p>
          </draw:text-box>
        </draw:frame>
        <draw:frame draw:style-name="gr3" draw:text-style-name="P2" draw:layer="layout" svg:width="4.511cm" svg:height="0.962cm" svg:x="14.97cm" svg:y="9.128cm">
          <draw:text-box>
            <text:p>TM&amp;TC SATN</text:p>
          </draw:text-box>
        </draw:frame>
        <draw:frame draw:style-name="gr1" draw:text-style-name="P1" xml:id="id1" draw:id="id1" draw:layer="layout" svg:width="2.032cm" svg:height="2.032cm" svg:x="8.366cm" svg:y="3.159cm">
          <draw:image xlink:href="Pictures/100002010000010000000100E735B53320CFF7E3.png" xlink:type="simple" xlink:show="embed" xlink:actuate="onLoad">
            <text:p/>
          </draw:image>
        </draw:frame>
        <draw:frame draw:style-name="gr1" draw:text-style-name="P1" xml:id="id3" draw:id="id3" draw:layer="layout" svg:width="0.889cm" svg:height="0.889cm" svg:x="13.192cm" svg:y="8.085cm">
          <draw:image xlink:href="Pictures/100002010000008000000080B7D197F48794B9AB.png" xlink:type="simple" xlink:show="embed" xlink:actuate="onLoad">
            <text:p/>
          </draw:image>
        </draw:frame>
        <draw:frame draw:style-name="gr1" draw:text-style-name="P1" xml:id="id4" draw:id="id4" draw:layer="layout" svg:width="0.889cm" svg:height="0.889cm" svg:x="14.281cm" svg:y="9.228cm">
          <draw:image xlink:href="Pictures/100002010000008000000080B7D197F48794B9AB.png" xlink:type="simple" xlink:show="embed" xlink:actuate="onLoad">
            <text:p/>
          </draw:image>
        </draw:frame>
        <draw:connector draw:style-name="gr4" draw:text-style-name="P1" draw:layer="layout" svg:x1="9.382cm" svg:y1="5.191cm" svg:x2="12.049cm" svg:y2="7.313cm" draw:start-shape="id1" draw:start-glue-point="2" draw:end-shape="id2" draw:end-glue-point="3" svg:d="M9382 5191v2122h2667" svg:viewBox="0 0 2668 2123">
          <text:p/>
        </draw:connector>
        <draw:connector draw:style-name="gr4" draw:text-style-name="P1" draw:layer="layout" svg:x1="9.382cm" svg:y1="5.191cm" svg:x2="13.192cm" svg:y2="8.529cm" draw:start-shape="id1" draw:start-glue-point="2" draw:end-shape="id3" draw:end-glue-point="3" svg:d="M9382 5191v3338h3810" svg:viewBox="0 0 3811 3339">
          <text:p/>
        </draw:connector>
        <draw:connector draw:style-name="gr4" draw:text-style-name="P1" draw:layer="layout" svg:x1="9.382cm" svg:y1="5.191cm" svg:x2="14.281cm" svg:y2="9.672cm" draw:start-shape="id1" draw:start-glue-point="2" draw:end-shape="id4" draw:end-glue-point="3" svg:d="M9382 5191v4481h4899" svg:viewBox="0 0 4900 4482">
          <text:p/>
        </draw:connector>
        <draw:connector draw:style-name="gr5" draw:text-style-name="P1" draw:layer="layout" draw:type="line" svg:x1="14.725cm" svg:y1="10.117cm" svg:x2="14.706cm" svg:y2="14.589cm" draw:start-shape="id4" draw:start-glue-point="2" draw:end-shape="id5" draw:end-glue-point="0" svg:d="M14725 10117l-19 4472" svg:viewBox="0 0 20 4473">
          <text:p/>
        </draw:connector>
        <draw:connector draw:style-name="gr5" draw:text-style-name="P1" draw:layer="layout" svg:x1="13.636cm" svg:y1="8.974cm" svg:x2="14.706cm" svg:y2="14.589cm" draw:start-shape="id3" draw:start-glue-point="2" draw:end-shape="id5" svg:d="M13636 8974v3106h1070v2509" svg:viewBox="0 0 1071 5616">
          <text:p/>
        </draw:connector>
        <draw:connector draw:style-name="gr5" draw:text-style-name="P1" draw:layer="layout" svg:x1="12.493cm" svg:y1="7.758cm" svg:x2="14.706cm" svg:y2="14.589cm" draw:start-shape="id2" draw:start-glue-point="2" draw:end-shape="id5" svg:d="M12493 7758v3714h2213v3117" svg:viewBox="0 0 2214 6832">
          <text:p/>
        </draw:connector>
        <draw:connector draw:style-name="gr6" draw:text-style-name="P1" draw:layer="layout" draw:type="line" svg:x1="10.525cm" svg:y1="15.918cm" svg:x2="13.373cm" svg:y2="15.922cm" draw:start-shape="id6" draw:start-glue-point="1" draw:end-shape="id5" svg:d="M10525 15918l2848 4" svg:viewBox="0 0 2849 5">
          <text:p/>
        </draw:connector>
        <draw:connector draw:style-name="gr6" draw:text-style-name="P1" draw:layer="layout" draw:type="line" svg:x1="4.81cm" svg:y1="11.71cm" svg:x2="7.795cm" svg:y2="15.918cm" draw:start-shape="id7" draw:start-glue-point="1" draw:end-shape="id6" draw:end-glue-point="3" svg:d="M4810 11710l2985 4208" svg:viewBox="0 0 2986 4209">
          <text:p/>
        </draw:connector>
        <draw:connector draw:style-name="gr6" draw:text-style-name="P1" draw:layer="layout" draw:type="line" svg:x1="4.719cm" svg:y1="15.063cm" svg:x2="7.795cm" svg:y2="15.918cm" draw:start-shape="id8" draw:start-glue-point="1" draw:end-shape="id6" draw:end-glue-point="3" svg:d="M4719 15063l3076 855" svg:viewBox="0 0 3077 856">
          <text:p/>
        </draw:connector>
        <draw:connector draw:style-name="gr6" draw:text-style-name="P1" draw:layer="layout" draw:type="line" svg:x1="4.683cm" svg:y1="18.338cm" svg:x2="7.795cm" svg:y2="15.918cm" draw:start-shape="id9" draw:start-glue-point="1" draw:end-shape="id6" draw:end-glue-point="3" svg:d="M4683 18338l3112-2420" svg:viewBox="0 0 3113 2421">
          <text:p/>
        </draw:connector>
        <draw:frame draw:style-name="gr7" draw:text-style-name="P4" draw:layer="layout" svg:width="3.749cm" svg:height="1.673cm" svg:x="7.03cm" svg:y="17.51cm">
          <draw:text-box>
            <text:p text:style-name="P3">Application</text:p>
            <text:p text:style-name="P3">Server</text:p>
          </draw:text-box>
        </draw:frame>
        <draw:frame draw:style-name="gr8" draw:text-style-name="P1" draw:layer="layout" svg:width="3.597cm" svg:height="1.674cm" svg:x="13.065cm" svg:y="17.51cm">
          <draw:text-box>
            <text:p text:style-name="P3">SQL</text:p>
            <text:p text:style-name="P3">Server</text:p>
          </draw:text-box>
        </draw:frame>
        <draw:frame draw:style-name="gr7" draw:text-style-name="P4" draw:layer="layout" svg:width="3.914cm" svg:height="1.673cm" svg:x="1cm" svg:y="19.647cm">
          <draw:text-box>
            <text:p text:style-name="P3">Clients</text:p>
            <text:p text:style-name="P3">Applica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8T12:55:44.486712826</meta:creation-date>
    <dc:date>2017-07-28T13:39:14.239789376</dc:date>
    <meta:editing-duration>PT5M</meta:editing-duration>
    <meta:editing-cycles>2</meta:editing-cycles>
    <meta:generator>LibreOffice/5.0.6.2$Linux_x86 LibreOffice_project/00m0$Build-2</meta:generator>
    <meta:document-statistic meta:object-count="27"/>
  </office:meta>
</office:document-meta>
</file>